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0.16cm">
          <text:p/>
        </draw:line>
        <draw:frame draw:style-name="gr3" draw:text-style-name="P5" draw:layer="layout" svg:width="5.08cm" svg:height="5.465cm" svg:x="0.635cm" svg:y="5.08cm">
          <draw:text-box>
            <text:p text:style-name="P4"><text:span text:style-name="T2">authid</text:span></text:p>
            <text:p text:style-name="P4"><text:span text:style-name="T2">cmdresponse</text:span></text:p>
            <text:p text:style-name="P4"><text:span text:style-name="T2">connect</text:span></text:p>
            <text:p text:style-name="P4"><text:span text:style-name="T2">debug</text:span></text:p>
            <text:p text:style-name="P4"><text:span text:style-name="T2">localhost</text:span></text:p>
            <text:p text:style-name="P4"><text:span text:style-name="T2">logoff</text:span></text:p>
            <text:p text:style-name="P4"><text:span text:style-name="T2">password</text:span></text:p>
            <text:p text:style-name="P4"><text:span text:style-name="T2">response</text:span></text:p>
            <text:p text:style-name="P4"><text:span text:style-name="T2">send</text:span></text:p>
            <text:p text:style-name="P4"><text:span text:style-name="T2">smtperrno</text:span></text:p>
            <text:p text:style-name="P4"><text:span text:style-name="T2"/></text:p>
          </draw:text-box>
        </draw:frame>
        <draw:line draw:style-name="gr2" draw:text-style-name="P3" draw:layer="layout" svg:x1="10.795cm" svg:y1="10.16cm" svg:x2="0.635cm" svg:y2="10.16cm">
          <text:p/>
        </draw:line>
        <draw:custom-shape draw:style-name="gr1" draw:text-style-name="P2" draw:layer="layout" svg:width="10.16cm" svg:height="0.635cm" svg:x="0.635cm" svg:y="1.905cm">
          <text:p text:style-name="P1"><text:span text:style-name="T1">SMT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/>
        </draw:line>
        <draw:frame draw:style-name="gr4" draw:text-style-name="P5" draw:layer="layout" svg:width="6.35cm" svg:height="0.725cm" svg:x="0.635cm" svg:y="3.175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4.445cm" svg:x2="5.715cm" svg:y2="4.445cm">
          <text:p/>
        </draw:line>
        <draw:frame draw:style-name="gr5" draw:text-style-name="P4" draw:layer="layout" svg:width="5.08cm" svg:height="12.95cm" svg:x="10.795cm" svg:y="4.44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William Ashley</meta:initial-creator>
    <meta:creation-date>2007-06-19T13:48:44</meta:creation-date>
    <dc:creator>David Ashley</dc:creator>
    <dc:date>2009-05-18T19:55:08</dc:date>
    <dc:language>en-US</dc:language>
    <meta:editing-cycles>14</meta:editing-cycles>
    <meta:editing-duration>PT01H39M32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